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uvaiyar" svg:font-family="Auvaiyar" style:font-pitch="variable"/>
    <style:font-face style:name="ThiruValluvar" svg:font-family="ThiruValluvar" style:font-pitch="variable"/>
    <style:font-face style:name="Vaigai" svg:font-family="Vaigai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hiruValluvar" officeooo:paragraph-rsid="000731f8" style:font-name-complex="ThiruValluvar"/>
    </style:style>
    <style:style style:name="P2" style:family="paragraph" style:parent-style-name="Standard">
      <style:text-properties style:font-name="ThiruValluvar" fo:font-style="italic" officeooo:paragraph-rsid="000731f8" style:font-style-asian="italic" style:font-name-complex="ThiruValluvar" style:font-style-complex="italic"/>
    </style:style>
    <style:style style:name="P3" style:family="paragraph" style:parent-style-name="Standard">
      <style:text-properties style:font-name="ThiruValluvar" fo:font-style="italic" fo:font-weight="bold" officeooo:paragraph-rsid="000731f8" style:font-style-asian="italic" style:font-weight-asian="bold" style:font-name-complex="ThiruValluvar" style:font-style-complex="italic" style:font-weight-complex="bold"/>
    </style:style>
    <style:style style:name="P4" style:family="paragraph" style:parent-style-name="Standard">
      <style:text-properties style:font-name="ThiruValluvar" fo:font-weight="bold" officeooo:paragraph-rsid="000731f8" style:font-weight-asian="bold" style:font-name-complex="ThiruValluvar" style:font-weight-complex="bold"/>
    </style:style>
    <style:style style:name="P5" style:family="paragraph" style:parent-style-name="Standard">
      <style:text-properties style:font-name="Vaigai" officeooo:paragraph-rsid="000731f8" style:font-name-complex="Vaigai"/>
    </style:style>
    <style:style style:name="P6" style:family="paragraph" style:parent-style-name="Standard">
      <style:text-properties style:font-name="Vaigai" fo:font-style="italic" officeooo:paragraph-rsid="000731f8" style:font-style-asian="italic" style:font-name-complex="Vaigai" style:font-style-complex="italic"/>
    </style:style>
    <style:style style:name="P7" style:family="paragraph" style:parent-style-name="Standard">
      <style:text-properties style:font-name="Vaigai" fo:font-style="italic" fo:font-weight="bold" officeooo:paragraph-rsid="000731f8" style:font-style-asian="italic" style:font-weight-asian="bold" style:font-name-complex="Vaigai" style:font-style-complex="italic" style:font-weight-complex="bold"/>
    </style:style>
    <style:style style:name="P8" style:family="paragraph" style:parent-style-name="Standard">
      <style:text-properties style:font-name="Vaigai" fo:font-weight="bold" officeooo:paragraph-rsid="000731f8" style:font-weight-asian="bold" style:font-name-complex="Vaigai" style:font-weight-complex="bold"/>
    </style:style>
    <style:style style:name="P9" style:family="paragraph" style:parent-style-name="Standard">
      <style:text-properties style:font-name="Auvaiyar" officeooo:paragraph-rsid="00085068" style:font-name-complex="Auvaiyar"/>
    </style:style>
    <style:style style:name="P10" style:family="paragraph" style:parent-style-name="Standard">
      <style:text-properties style:font-name="Auvaiyar" fo:font-style="italic" officeooo:paragraph-rsid="00085068" style:font-style-asian="italic" style:font-name-complex="Auvaiyar" style:font-style-complex="italic"/>
    </style:style>
    <style:style style:name="P11" style:family="paragraph" style:parent-style-name="Standard">
      <style:text-properties style:font-name="Auvaiyar" fo:font-style="italic" fo:font-weight="bold" officeooo:paragraph-rsid="00085068" style:font-style-asian="italic" style:font-weight-asian="bold" style:font-name-complex="Auvaiyar" style:font-style-complex="italic" style:font-weight-complex="bold"/>
    </style:style>
    <style:style style:name="P12" style:family="paragraph" style:parent-style-name="Standard">
      <style:text-properties style:font-name="Auvaiyar" fo:font-weight="bold" officeooo:paragraph-rsid="00085068" style:font-weight-asian="bold" style:font-name-complex="Auvaiyar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quick brown fox jumps over the lazy dog 1948 திசெம்பர் மாதம் 10ஆம் தேதி, </text:p>
      <text:p text:style-name="P2">The quick brown fox jumps over the lazy dog 1948 திசெம்பர் மாதம் 10ஆம் தேதி, </text:p>
      <text:p text:style-name="P4">The quick brown fox jumps over the lazy dog 1948 திசெம்பர் மாதம் 10ஆம் தேதி, </text:p>
      <text:p text:style-name="P3">The quick brown fox jumps over the lazy dog 1948 திசெம்பர் மாதம் 10ஆம் தேதி, </text:p>
      <text:p text:style-name="P1"/>
      <text:p text:style-name="P5">The quick brown fox jumps over the lazy dog 1948 திசெம்பர் மாதம் 10ஆம் தேதி, </text:p>
      <text:p text:style-name="P6">The quick brown fox jumps over the lazy dog 1948 திசெம்பர் மாதம் 10ஆம் தேதி, </text:p>
      <text:p text:style-name="P8">The quick brown fox jumps over the lazy dog 1948 திசெம்பர் மாதம் 10ஆம் தேதி, </text:p>
      <text:p text:style-name="P7">The quick brown fox jumps over the lazy dog 1948 திசெம்பர் மாதம் 10ஆம் தேதி, </text:p>
      <text:p text:style-name="P5"/>
      <text:p text:style-name="P9">The quick brown fox jumps over the lazy dog 1948 திசெம்பர் மாதம் 10ஆம் தேதி, </text:p>
      <text:p text:style-name="P10">The quick brown fox jumps over the lazy dog 1948 திசெம்பர் மாதம் 10ஆம் தேதி, </text:p>
      <text:p text:style-name="P12">The quick brown fox jumps over the lazy dog 1948 திசெம்பர் மாதம் 10ஆம் தேதி, </text:p>
      <text:p text:style-name="P11">The quick brown fox jumps over the lazy dog 1948 திசெம்பர் மாதம் 10ஆம் தேதி, 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uvaiyar" svg:font-family="Auvaiyar" style:font-pitch="variable"/>
    <style:font-face style:name="ThiruValluvar" svg:font-family="ThiruValluvar" style:font-pitch="variable"/>
    <style:font-face style:name="Vaigai" svg:font-family="Vaigai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1T06:53:49.037859613</dc:date>
    <meta:editing-duration>PT3M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68" meta:character-count="816" meta:non-whitespace-character-count="648"/>
  </office:meta>
</office:document-meta>
</file>